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8cm" fo:min-width="15.2cm"/>
    </style:style>
    <style:style style:name="gr2" style:family="graphic" style:parent-style-name="standard">
      <style:graphic-properties draw:fill="solid" draw:fill-color="#ffa0a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solid" draw:fill="solid" draw:fill-color="#ffcc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1cm" fo:min-width="3.668cm"/>
    </style:style>
    <style:style style:name="gr8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solid" draw:stroke-dash="Ultrafine_20_Dashed" draw:fill="solid" draw:fill-color="#ffff99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1cm" fo:min-width="0.8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0.7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0.639cm"/>
    </style:style>
    <style:style style:name="gr13" style:family="graphic" style:parent-style-name="standard">
      <style:graphic-properties draw:stroke="solid" draw:stroke-dash="Ultrafine_20_Dashed" draw:fill="solid" draw:fill-color="#bfe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1cm" fo:min-width="11.7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1cm" fo:min-width="0.83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6pt" style:font-size-asian="18pt" style:font-size-complex="1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9pt"/>
    </style:style>
    <style:style style:name="P5" style:family="paragraph">
      <style:paragraph-properties fo:margin-left="0cm" fo:margin-right="0cm" fo:text-align="start" text:enable-numbering="true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8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  <style:text-properties fo:font-size="9pt" fo:font-weight="bold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0cm" fo:margin-right="0cm" fo:text-align="center" fo:text-indent="0cm"/>
      <style:text-properties fo:font-size="9pt" fo:font-weight="bold"/>
    </style:style>
    <style:style style:name="P12" style:family="paragraph">
      <style:paragraph-properties fo:text-align="center"/>
      <style:text-properties fo:font-size="10pt"/>
    </style:style>
    <style:style style:name="P13" style:family="paragraph">
      <style:paragraph-properties fo:margin-left="0cm" fo:margin-right="0cm" fo:text-align="start" text:enable-numbering="false" fo:text-indent="0cm"/>
    </style:style>
    <style:style style:name="P14" style:family="paragraph">
      <style:paragraph-properties fo:margin-left="0cm" fo:margin-right="0cm" fo:text-align="start" text:enable-numbering="true" fo:text-indent="0cm"/>
      <style:text-properties fo:font-size="9pt"/>
    </style:style>
    <style:style style:name="T1" style:family="text">
      <style:text-properties fo:font-size="26pt" style:font-size-asian="18pt" style:font-size-complex="18pt"/>
    </style:style>
    <style:style style:name="T2" style:family="text">
      <style:text-properties fo:font-size="9pt" fo:font-weight="bold"/>
    </style:style>
    <style:style style:name="T3" style:family="text">
      <style:text-properties fo:font-size="9pt"/>
    </style:style>
    <style:style style:name="T4" style:family="text">
      <style:text-properties fo:font-size="8pt"/>
    </style:style>
    <style:style style:name="T5" style:family="text">
      <style:text-properties fo:font-size="9pt" fo:font-style="italic" fo:font-weight="normal"/>
    </style:style>
    <style:style style:name="T6" style:family="text">
      <style:text-properties fo:font-size="10pt"/>
    </style:style>
    <style:style style:name="T7" style:family="text">
      <style:text-properties fo:font-size="9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8cm" svg:height="5.23cm" svg:x="12.223cm" svg:y="4.384cm">
          <draw:text-box>
            <text:p text:style-name="P1"><text:span text:style-name="T1">Mumie 2 Sitemap</text:span></text:p>
            <text:p text:style-name="P1"><text:span text:style-name="T1">Match: internal/auth/auth</text:span></text:p>
          </draw:text-box>
        </draw:frame>
        <draw:custom-shape draw:style-name="gr2" draw:text-style-name="P4" draw:id="id1" draw:layer="layout" svg:width="7.2cm" svg:height="0.7cm" svg:x="12.623cm" svg:y="8.657cm">
          <text:p text:style-name="P3"><text:span text:style-name="T2">Action: choose-auth-method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4" draw:id="id10" draw:layer="layout" svg:width="3.3cm" svg:height="1.5cm" svg:x="7.123cm" svg:y="6.357cm">
          <text:list text:style-name="L1">
            <text:list-item>
              <text:p text:style-name="P3"><text:span text:style-name="T3">Sets the following</text:span></text:p>
            </text:list-item>
          </text:list>
          <text:list text:style-name="L1">
            <text:list-item>
              <text:p text:style-name="P3"><text:span text:style-name="T3">sitemap parameter:</text:span></text:p>
            </text:list-item>
          </text:list>
          <text:list text:style-name="L1">
            <text:list-item>
              <text:p text:style-name="P5"><text:span text:style-name="T3"><text:s/></text:span><text:span text:style-name="T3">auth-method</text:span></text:p>
            </text:list-item>
          </text:list>
          <text:list text:style-name="L1">
            <text:list-item>
              <text:p text:style-name="P5"><text:span text:style-name="T3"><text:s/></text:span><text:span text:style-name="T3">userId</text:span></text:p>
            </text:list-item>
          </text:list>
          <text:list text:style-name="L1">
            <text:list-item>
              <text:p text:style-name="P5"><text:span text:style-name="T3"><text:s/></text:span><text:span text:style-name="T3">userLdapPath</text:span></text:p>
            </text:list-item>
          </text:list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7" draw:id="id2" draw:layer="layout" svg:width="2.4cm" svg:height="2.4cm" svg:x="15.023cm" svg:y="10.257cm">
          <text:p text:style-name="P6"><text:span text:style-name="T4">act returned</text:span></text:p>
          <text:p text:style-name="P6"><text:span text:style-name="T4">!= null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8" draw:layer="layout" svg:x1="16.223cm" svg:y1="9.357cm" svg:x2="16.222cm" svg:y2="10.257cm" draw:start-shape="id1" draw:start-glue-point="2" draw:end-shape="id2" draw:end-glue-point="4">
          <text:p text:style-name="P1"/>
        </draw:connector>
        <draw:custom-shape draw:style-name="gr6" draw:text-style-name="P9" draw:id="id3" draw:layer="layout" svg:width="7.2cm" svg:height="0.7cm" svg:x="3.423cm" svg:y="13.457cm">
          <text:p text:style-name="P3"><text:span text:style-name="T2">Redirect: </text:span><text:span text:style-name="T5">g_pge_not-a-mumie-use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8" draw:layer="layout" svg:x1="15.023cm" svg:y1="11.456cm" svg:x2="7.023cm" svg:y2="13.457cm" draw:start-shape="id2" draw:start-glue-point="5" draw:end-shape="id3" draw:end-glue-point="0">
          <text:p text:style-name="P1"/>
        </draw:connector>
        <draw:frame draw:style-name="gr7" draw:text-style-name="P10" draw:layer="layout" svg:width="4.168cm" svg:height="1.261cm" svg:x="10.423cm" svg:y="10.757cm">
          <draw:text-box>
            <text:p text:style-name="P1"><text:span text:style-name="T6">Not a Mumie user</text:span></text:p>
          </draw:text-box>
        </draw:frame>
        <draw:custom-shape draw:style-name="gr8" draw:text-style-name="P9" draw:id="id4" draw:layer="layout" svg:width="7.2cm" svg:height="0.7cm" svg:x="12.623cm" svg:y="13.657cm">
          <text:p text:style-name="P3"><text:span text:style-name="T2">Selector: simple</text:span><text:span text:style-name="T7"> </text:span><text:span text:style-name="T5">(value: auth-method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8" draw:layer="layout" svg:x1="16.222cm" svg:y1="12.657cm" svg:x2="16.223cm" svg:y2="13.657cm" draw:start-shape="id2" draw:start-glue-point="6" draw:end-shape="id4" draw:end-glue-point="0">
          <text:p text:style-name="P1"/>
        </draw:connector>
        <draw:custom-shape draw:style-name="gr4" draw:text-style-name="P7" draw:id="id5" draw:layer="layout" svg:width="2.4cm" svg:height="2.4cm" svg:x="15.023cm" svg:y="15.857cm">
          <text:p text:style-name="P6"><text:span text:style-name="T4">case = mumi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9" draw:id="id8" draw:layer="layout" svg:width="7.2cm" svg:height="0.7cm" svg:x="4.423cm" svg:y="18.257cm">
          <text:p text:style-name="P3"><text:span text:style-name="T2">Generator: authenticatio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8" draw:layer="layout" svg:x1="16.223cm" svg:y1="14.357cm" svg:x2="16.222cm" svg:y2="15.857cm" draw:start-shape="id4" draw:start-glue-point="2" draw:end-shape="id5" draw:end-glue-point="4">
          <text:p text:style-name="P1"/>
        </draw:connector>
        <draw:frame draw:style-name="gr10" draw:text-style-name="P10" draw:layer="layout" svg:width="1.337cm" svg:height="1.261cm" svg:x="12.771cm" svg:y="16.412cm">
          <draw:text-box>
            <text:p text:style-name="P1"><text:span text:style-name="T6">yes</text:span></text:p>
          </draw:text-box>
        </draw:frame>
        <draw:frame draw:style-name="gr11" draw:text-style-name="P10" draw:layer="layout" svg:width="1.214cm" svg:height="1.262cm" svg:x="16.168cm" svg:y="12.812cm">
          <draw:text-box>
            <text:p text:style-name="P1"><text:span text:style-name="T6">Ok</text:span></text:p>
          </draw:text-box>
        </draw:frame>
        <draw:custom-shape draw:style-name="gr4" draw:text-style-name="P7" draw:id="id6" draw:layer="layout" svg:width="2.4cm" svg:height="2.4cm" svg:x="15.023cm" svg:y="19.457cm">
          <text:p text:style-name="P6"><text:span text:style-name="T4">case = external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8" draw:layer="layout" svg:x1="16.222cm" svg:y1="18.257cm" svg:x2="16.222cm" svg:y2="19.457cm" draw:start-shape="id5" draw:start-glue-point="6" draw:end-shape="id6" draw:end-glue-point="4">
          <text:p text:style-name="P1"/>
        </draw:connector>
        <draw:frame draw:style-name="gr12" draw:text-style-name="P10" draw:layer="layout" svg:width="1.139cm" svg:height="1.262cm" svg:x="16.423cm" svg:y="18.557cm">
          <draw:text-box>
            <text:p text:style-name="P1"><text:span text:style-name="T6">no</text:span></text:p>
          </draw:text-box>
        </draw:frame>
        <draw:custom-shape draw:style-name="gr8" draw:text-style-name="P11" draw:id="id7" draw:layer="layout" svg:width="2.8cm" svg:height="0.7cm" svg:x="5.623cm" svg:y="15.157cm">
          <text:p text:style-name="P6"><text:span text:style-name="T2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2" draw:layer="layout" svg:x1="7.023cm" svg:y1="14.157cm" svg:x2="7.022cm" svg:y2="15.157cm" draw:start-shape="id3" draw:start-glue-point="2" draw:end-shape="id7" draw:end-glue-point="4">
          <text:p text:style-name="P1"/>
        </draw:connector>
        <draw:custom-shape draw:style-name="gr13" draw:text-style-name="P9" draw:id="id9" draw:layer="layout" svg:width="7.2cm" svg:height="0.7cm" svg:x="4.423cm" svg:y="19.957cm">
          <text:p text:style-name="P3"><text:span text:style-name="T2">Serializer: xml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12" draw:layer="layout" svg:x1="8.023cm" svg:y1="18.957cm" svg:x2="8.023cm" svg:y2="19.957cm" draw:start-shape="id8" draw:start-glue-point="2" draw:end-shape="id9" draw:end-glue-point="0">
          <text:p text:style-name="P1"/>
        </draw:connector>
        <draw:connector draw:style-name="gr5" draw:text-style-name="P12" draw:layer="layout" draw:type="curve" svg:x1="10.423cm" svg:y1="7.106cm" svg:x2="12.623cm" svg:y2="9.007cm" draw:start-shape="id10" draw:start-glue-point="7" draw:end-shape="id1" draw:end-glue-point="3">
          <text:p text:style-name="P1"/>
        </draw:connector>
        <draw:custom-shape draw:style-name="gr8" draw:text-style-name="P11" draw:id="id11" draw:layer="layout" svg:width="2.8cm" svg:height="0.7cm" svg:x="6.623cm" svg:y="21.257cm">
          <text:p text:style-name="P6"><text:span text:style-name="T2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2" draw:layer="layout" svg:x1="8.023cm" svg:y1="20.657cm" svg:x2="8.022cm" svg:y2="21.257cm" draw:start-shape="id9" draw:start-glue-point="2" draw:end-shape="id11" draw:end-glue-point="4">
          <text:p text:style-name="P1"/>
        </draw:connector>
        <draw:connector draw:style-name="gr5" draw:text-style-name="P12" draw:layer="layout" svg:x1="15.023cm" svg:y1="17.056cm" svg:x2="8.023cm" svg:y2="18.257cm" draw:start-shape="id5" draw:start-glue-point="5" draw:end-shape="id8" draw:end-glue-point="0">
          <text:p text:style-name="P1"/>
        </draw:connector>
        <draw:frame draw:style-name="gr14" draw:text-style-name="P10" draw:id="id12" draw:layer="layout" svg:width="12.239cm" svg:height="1.261cm" svg:x="11.397cm" svg:y="22.927cm">
          <draw:text-box>
            <text:p text:style-name="P1"><text:span text:style-name="T6">Processing Exception: could not determine AUTHSTATUS</text:span></text:p>
          </draw:text-box>
        </draw:frame>
        <draw:connector draw:style-name="gr5" draw:text-style-name="P12" draw:layer="layout" svg:x1="16.222cm" svg:y1="21.857cm" svg:x2="17.516cm" svg:y2="22.927cm" draw:start-shape="id6" draw:start-glue-point="6" draw:end-shape="id12" draw:end-glue-point="0">
          <text:p text:style-name="P1"/>
        </draw:connector>
        <draw:frame draw:style-name="gr12" draw:text-style-name="P10" draw:layer="layout" svg:width="1.139cm" svg:height="1.262cm" svg:x="16.423cm" svg:y="22.012cm">
          <draw:text-box>
            <text:p text:style-name="P1"><text:span text:style-name="T6">no</text:span></text:p>
          </draw:text-box>
        </draw:frame>
        <draw:custom-shape draw:style-name="gr9" draw:text-style-name="P9" draw:id="id13" draw:layer="layout" svg:width="7.2cm" svg:height="0.7cm" svg:x="22.223cm" svg:y="22.757cm">
          <text:p text:style-name="P3"><text:span text:style-name="T2">Generator: ldap-auth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12" draw:layer="layout" svg:x1="17.423cm" svg:y1="20.656cm" svg:x2="25.823cm" svg:y2="22.757cm" draw:start-shape="id6" draw:start-glue-point="7" draw:end-shape="id13" draw:end-glue-point="0">
          <text:p text:style-name="P1"/>
        </draw:connector>
        <draw:frame draw:style-name="gr15" draw:text-style-name="P10" draw:layer="layout" svg:width="1.338cm" svg:height="1.261cm" svg:x="20.671cm" svg:y="19.857cm">
          <draw:text-box>
            <text:p text:style-name="P1"><text:span text:style-name="T6">yes</text:span></text:p>
          </draw:text-box>
        </draw:frame>
        <draw:custom-shape draw:style-name="gr13" draw:text-style-name="P9" draw:id="id14" draw:layer="layout" svg:width="7.2cm" svg:height="0.7cm" svg:x="22.223cm" svg:y="24.457cm">
          <text:p text:style-name="P3"><text:span text:style-name="T2">Serializer: xml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11" draw:id="id15" draw:layer="layout" svg:width="2.8cm" svg:height="0.7cm" svg:x="24.423cm" svg:y="26.257cm">
          <text:p text:style-name="P6"><text:span text:style-name="T2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2" draw:layer="layout" svg:x1="25.823cm" svg:y1="25.157cm" svg:x2="25.822cm" svg:y2="26.257cm" draw:start-shape="id14" draw:start-glue-point="2" draw:end-shape="id15" draw:end-glue-point="4">
          <text:p text:style-name="P1"/>
        </draw:connector>
        <draw:custom-shape draw:style-name="gr3" draw:text-style-name="P4" draw:id="id16" draw:layer="layout" svg:width="3.3cm" svg:height="1.5cm" svg:x="2.123cm" svg:y="21.457cm">
          <text:p text:style-name="P3"><text:span text:style-name="T3">This is the standard</text:span></text:p>
          <text:p text:style-name="P3"><text:span text:style-name="T3">Mumie authenticati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12" draw:layer="layout" draw:type="curve" svg:x1="3.772cm" svg:y1="21.457cm" svg:x2="4.423cm" svg:y2="18.607cm" draw:start-shape="id16" draw:start-glue-point="4" draw:end-shape="id8" draw:end-glue-point="3">
          <text:p text:style-name="P1"/>
        </draw:connector>
        <draw:custom-shape draw:style-name="gr3" draw:text-style-name="P14" draw:id="id18" draw:layer="layout" svg:width="7.7cm" svg:height="3.1cm" svg:x="27.923cm" svg:y="16.757cm">
          <text:p text:style-name="P13"><text:span text:style-name="T3">Querys LDAP server for authentity using </text:span></text:p>
          <text:p text:style-name="P13"><text:span text:style-name="T3">userLdapPath as set by Action choose-auth-method</text:span></text:p>
          <text:p text:style-name="P13"><text:span text:style-name="T3">and password from request.</text:span></text:p>
          <text:p text:style-name="P13"><text:span text:style-name="T3">If successful, writes authentication-fragment and </text:span></text:p>
          <text:p text:style-name="P13"><text:span text:style-name="T3">creates session using</text:span></text:p>
          <text:p text:style-name="P13"><text:span text:style-name="T3">userId as set by Action choose-auth-metho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id="id17" draw:layer="layout" svg:width="6.7cm" svg:height="4.6cm" svg:x="21.223cm" svg:y="6.857cm">
          <text:p text:style-name="P3"><text:span text:style-name="T3">Looks up the given login_name in Mumie-DB.</text:span></text:p>
          <text:p text:style-name="P3"><text:span text:style-name="T3"><text:s/></text:span><text:span text:style-name="T3">If one is found, sets auth-method=mumie</text:span></text:p>
          <text:p text:style-name="P3"><text:span text:style-name="T3">Else queries LDAP for path and tubPersonOM</text:span></text:p>
          <text:p text:style-name="P3"><text:span text:style-name="T3"><text:s/></text:span><text:span text:style-name="T3">belonging to the given login_name. If one is</text:span></text:p>
          <text:p text:style-name="P3"><text:span text:style-name="T3"><text:s/></text:span><text:span text:style-name="T3">found, looks up that tubPersonOM as sync_id</text:span></text:p>
          <text:p text:style-name="P3"><text:span text:style-name="T3"><text:s/></text:span><text:span text:style-name="T3">in Mumie-Db. If one is found,</text:span></text:p>
          <text:p text:style-name="P3"><text:span text:style-name="T3"><text:s/></text:span><text:span text:style-name="T3">sets auth-method=external,</text:span></text:p>
          <text:p text:style-name="P3"><text:span text:style-name="T3"><text:s/></text:span><text:span text:style-name="T3">userLdapPath and userId as found.</text:span></text:p>
          <text:p text:style-name="P3"><text:span text:style-name="T3"><text:s/></text:span><text:span text:style-name="T3">Else sets status to “Not a Mumie user”.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8" draw:layer="layout" draw:type="curve" svg:x1="19.823cm" svg:y1="9.007cm" svg:x2="21.223cm" svg:y2="9.156cm" draw:start-shape="id1" draw:start-glue-point="1" draw:end-shape="id17" draw:end-glue-point="5">
          <text:p text:style-name="P1"/>
        </draw:connector>
        <draw:connector draw:style-name="gr5" draw:text-style-name="P8" draw:layer="layout" draw:type="curve" svg:x1="29.423cm" svg:y1="23.107cm" svg:x2="27.923cm" svg:y2="18.306cm" draw:start-shape="id13" draw:start-glue-point="1" draw:end-shape="id18" draw:end-glue-point="5">
          <text:p text:style-name="P1"/>
        </draw:connector>
        <draw:connector draw:style-name="gr5" draw:text-style-name="P8" draw:layer="layout" draw:type="curve" svg:x1="25.823cm" svg:y1="23.457cm" svg:x2="25.823cm" svg:y2="24.457cm" draw:start-shape="id13" draw:start-glue-point="2" draw:end-shape="id14" draw:end-glue-point="0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stroke-linejoin="round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57cm" fo:margin-bottom="0.453cm" fo:margin-left="0.423cm" fo:margin-right="0.454cm" fo:page-width="42cm" fo:page-height="59.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Tilman Rassy</meta:initial-creator>
    <meta:creation-date>2007-07-31T12:40:41</meta:creation-date>
    <dc:date>2007-09-19T21:34:23</dc:date>
    <dc:language>en-US</dc:language>
    <meta:editing-cycles>37</meta:editing-cycles>
    <meta:editing-duration>PT11H40M59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